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1.71cm" fo:min-width="9.599cm"/>
      <style:paragraph-properties style:writing-mode="lr-tb"/>
    </style:style>
    <style:style style:name="P1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099cm" svg:height="21.96cm" svg:x="11.95cm" svg:y="11.025cm">
          <draw:glue-point draw:id="4" svg:x="4.985cm" svg:y="0.91cm"/>
          <draw:glue-point draw:id="5" svg:x="5cm" svg:y="1.372cm"/>
          <draw:glue-point draw:id="6" svg:x="5cm" svg:y="1.827cm"/>
          <draw:glue-point draw:id="7" svg:x="5cm" svg:y="2.282cm"/>
          <draw:glue-point draw:id="8" svg:x="5cm" svg:y="2.737cm"/>
          <draw:glue-point draw:id="9" svg:x="5cm" svg:y="3.192cm"/>
          <draw:glue-point draw:id="10" svg:x="5cm" svg:y="3.647cm"/>
          <draw:glue-point draw:id="11" svg:x="5cm" svg:y="-0.923cm"/>
          <draw:glue-point draw:id="12" svg:x="5cm" svg:y="-1.365cm"/>
          <draw:glue-point draw:id="13" svg:x="5cm" svg:y="-1.814cm"/>
          <draw:glue-point draw:id="14" svg:x="5cm" svg:y="-2.276cm"/>
          <draw:glue-point draw:id="15" svg:x="5cm" svg:y="-2.724cm"/>
          <draw:glue-point draw:id="16" svg:x="4.985cm" svg:y="-3.193cm"/>
          <draw:glue-point draw:id="17" svg:x="4.985cm" svg:y="-3.648cm"/>
          <draw:glue-point draw:id="18" svg:x="-4.946cm" svg:y="-3.171cm"/>
          <draw:glue-point draw:id="19" svg:x="-5.001cm" svg:y="2.75cm"/>
          <text:p text:style-name="P1"><text:span text:style-name="T1">IOb-SoC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19T17:27:12.558650166</meta:creation-date>
    <dc:date>2022-12-10T19:17:48.178783584</dc:date>
    <meta:editing-duration>PT18H48M30S</meta:editing-duration>
    <meta:editing-cycles>56</meta:editing-cycles>
    <meta:generator>LibreOffice/7.3.7.2$Linux_X86_64 LibreOffice_project/30$Build-2</meta:generator>
    <meta:document-statistic meta:object-count="1"/>
  </office:meta>
</office:document-meta>
</file>